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498E1046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32p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25.2cm" svg:height="3.467cm" svg:x="1.4cm" svg:y="0.8cm" presentation:class="title">
          <draw:text-box>
            <text:p><text:span text:style-name="T1">Hadoop in 5 Minutes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Hadoop in 5 Minute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5"><text:span text:style-name="T2">1. Open Source Implementation of Google's Map Reduce.</text:span></text:p>
            <text:p text:style-name="P5"><text:span text:style-name="T2">2. Run on commodity hardware.</text:span></text:p>
            <text:p text:style-name="P5"><text:span text:style-name="T2">3. Fault-tolerant.</text:span></text:p>
            <text:p text:style-name="P5"><text:span text:style-name="T2">4. Parallel-processing out-of-the-box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Seminal Pap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gtable: A Distributed Storage System for Structured Data </text:p>
              </text:list-item>
              <text:list-item>
                <text:p>The Google File System</text:p>
              </text:list-item>
              <text:list-item>
                <text:p>MapReduce: Simpliﬁed Data Processing on Large Clust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2-04T04:10:18.907000000</dc:date>
    <meta:editing-duration>P1DT11H15M55S</meta:editing-duration>
    <meta:editing-cycles>25</meta:editing-cycles>
    <meta:generator>LibreOffice/4.4.2.2$Windows_x86 LibreOffice_project/c4c7d32d0d49397cad38d62472b0bc8acff48dd6</meta:generator>
    <meta:document-statistic meta:object-count="45"/>
  </office:meta>
</office:document-meta>
</file>